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horizontal-align="left" draw:textarea-vertical-align="top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Box</text:p>
          </draw:text-box>
        </draw:frame>
        <draw:frame presentation:style-name="pr2" draw:text-style-name="P2" draw:layer="layout" svg:width="25.199cm" svg:height="15.193cm" svg:x="1.471cm" svg:y="4.44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Proxy and Application Layer</text:p>
                    <text:p text:style-name="P1"/>
                  </text:list-item>
                  <text:list-item>
                    <text:p text:style-name="P1">Android Wiselib</text:p>
                    <text:p text:style-name="P1"/>
                  </text:list-item>
                  <text:list-item>
                    <text:p text:style-name="P1">ZeroConf</text:p>
                    <text:p text:style-name="P1"/>
                  </text:list-item>
                  <text:list-item>
                    <text:p text:style-name="P1">Routing</text:p>
                    <text:p text:style-name="P1"/>
                  </text:list-item>
                  <text:list-item>
                    <text:p text:style-name="P1">Android Connectivity</text:p>
                    <text:p text:style-name="P1"/>
                  </text:list-item>
                  <text:list-item>
                    <text:p text:style-name="P1">Network Abstraction Layer (NAL)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7T02:28:26.80</meta:creation-date>
    <meta:editing-duration>PT9M8S</meta:editing-duration>
    <meta:editing-cycles>3</meta:editing-cycles>
    <dc:date>2011-05-07T02:37:28.86</dc:date>
    <meta:generator>OpenOffice.org/3.3$Win32 OpenOffice.org_project/330m20$Build-9567</meta:generator>
    <meta:document-statistic meta:object-count="25"/>
  </office:meta>
</office:document-meta>
</file>